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333333" draw:marker-start-width="0.2cm" draw:marker-end-width="0.2cm" draw:fill="solid" draw:fill-color="#b3b3b3" draw:textarea-horizontal-align="justify" draw:textarea-vertical-align="middle" draw:auto-grow-height="false" fo:padding-top="0.075cm" fo:padding-bottom="0.075cm" fo:padding-left="0.2cm" fo:padding-right="0.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7cm" fo:min-width="1.809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Courier1" fo:font-size="12pt" style:font-size-asian="12pt" style:font-size-complex="12pt"/>
    </style:style>
    <style:style style:name="T1" style:family="text">
      <style:text-properties style:font-name="Courier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8.123cm" svg:height="10.41cm" draw:transform="skewX (0.262322986574748) rotate (-1.00653137962513) translate (14.6999650783549cm 7.59998695936323cm)" svg:viewBox="0 0 8124 10411" svg:d="M7753 10411c2417-1-7753-10411-7753-10411">
          <text:p/>
        </draw:path>
        <draw:custom-shape draw:style-name="gr2" draw:text-style-name="P1" draw:layer="layout" svg:width="0.908cm" svg:height="0.788cm" svg:x="8.553cm" svg:y="16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07cm" svg:height="0.789cm" svg:x="18.4cm" svg:y="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8.307cm" svg:height="5.457cm" draw:transform="skewX (0.0561996019142174) rotate (1.80309965023534) translate (3.17223635184969cm 18.3876394308052cm)" svg:viewBox="0 0 8308 5458" svg:d="M0 5458c15789 4 4223-5458 4223-5458">
          <text:p/>
        </draw:path>
        <draw:frame draw:style-name="gr4" draw:text-style-name="P2" draw:layer="layout" svg:width="0.961cm" svg:height="0.902cm" svg:x="18.639cm" svg:y="8.698cm">
          <draw:text-box>
            <text:p><text:span text:style-name="T1">I</text:span></text:p>
          </draw:text-box>
        </draw:frame>
        <draw:frame draw:style-name="gr5" draw:text-style-name="P2" draw:layer="layout" svg:width="1.068cm" svg:height="0.734cm" svg:x="15.532cm" svg:y="7.066cm">
          <draw:text-box>
            <text:p><text:span text:style-name="T1">II</text:span></text:p>
          </draw:text-box>
        </draw:frame>
        <draw:frame draw:style-name="gr6" draw:text-style-name="P2" draw:layer="layout" svg:width="1.453cm" svg:height="0.847cm" svg:x="8.547cm" svg:y="15.8cm">
          <draw:text-box>
            <text:p><text:span text:style-name="T1">III</text:span></text:p>
          </draw:text-box>
        </draw:frame>
        <draw:path draw:style-name="gr3" draw:text-style-name="P1" draw:layer="layout" svg:width="1.78cm" svg:height="3.521cm" draw:transform="rotate (1.10706234454) translate (14.5999999897712cm 7.79999999488447cm)" svg:viewBox="0 0 1781 3522" svg:d="M0 0c2683 0 1538 3522 1538 3522">
          <text:p/>
        </draw:path>
        <draw:path draw:style-name="gr3" draw:text-style-name="P1" draw:layer="layout" svg:width="1.792cm" svg:height="3.421cm" draw:transform="rotate (-0.71733032256967) translate (20.6492354579483cm 5.42165298644739cm)" svg:viewBox="0 0 1793 3422" svg:d="M0 3422c1062 0 1793-3422 1793-3422">
          <text:p/>
        </draw:path>
        <draw:custom-shape draw:style-name="gr2" draw:text-style-name="P1" draw:layer="layout" svg:width="0.907cm" svg:height="0.789cm" svg:x="15.493cm" svg:y="5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erson Gomes</meta:initial-creator>
    <meta:creation-date>2016-02-11T15:54:05</meta:creation-date>
    <dc:date>2017-01-19T14:21:41.543135930</dc:date>
    <meta:editing-duration>PT1H39M37S</meta:editing-duration>
    <meta:editing-cycles>11</meta:editing-cycles>
    <meta:generator>LibreOffice/4.2.8.2$Linux_X86_64 LibreOffice_project/420m0$Build-2</meta:generator>
    <meta:document-statistic meta:object-count="33"/>
  </office:meta>
</office:document-meta>
</file>